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b</text:p>
          </table:table-cell>
          <table:table-cell office:value-type="float" office:value="229.1" calcext:value-type="float">
            <text:p>229,1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T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float" office:value="66.5" calcext:value-type="float">
            <text:p>66,5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T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float" office:value="62.8" calcext:value-type="float">
            <text:p>62,8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float" office:value="63.3" calcext:value-type="float">
            <text:p>63,3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Ti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Zn</text:p>
          </table:table-cell>
          <table:table-cell office:value-type="float" office:value="64.4" calcext:value-type="float">
            <text:p>64,4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T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Bronce</text:p>
          </table:table-cell>
          <table:table-cell office:value-type="float" office:value="26.4" calcext:value-type="float">
            <text:p>26,4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T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copor</text:p>
          </table:table-cell>
          <table:table-cell office:value-type="float" office:value="63.5" calcext:value-type="float">
            <text:p>63,5</text:p>
          </table:table-cell>
          <table:table-cell office:value-type="string" calcext:value-type="string">
            <text:p>gr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choflo </meta:initial-creator>
    <meta:creation-date>2016-04-15T14:26:52.712629708</meta:creation-date>
    <dc:date>2016-04-15T16:32:08.111154191</dc:date>
    <dc:creator>juanchoflo </dc:creator>
    <meta:editing-duration>PT1H4M33S</meta:editing-duration>
    <meta:editing-cycles>2</meta:editing-cycles>
    <meta:generator>LibreOffice/4.3.3.2$Linux_X86_64 LibreOffice_project/430m0$Build-2</meta:generator>
    <meta:document-statistic meta:table-count="1" meta:cell-count="39" meta:object-count="0"/>
  </office:meta>
</office:document-meta>
</file>